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25-11-1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6688" calcext:value-type="float">
            <text:p>82.4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25-09-29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97752" calcext:value-type="float">
            <text:p>82.5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25-08-27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1072" calcext:value-type="float">
            <text:p>82.4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25-06-27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9424" calcext:value-type="float">
            <text:p>82.2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25-05-29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00928" calcext:value-type="float">
            <text:p>82.1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25-04-21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6168" calcext:value-type="float">
            <text:p>82.1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25-01-30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4392" calcext:value-type="float">
            <text:p>82.3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24-12-10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936" calcext:value-type="float">
            <text:p>82.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24-09-12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08" calcext:value-type="float">
            <text:p>82.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24-06-25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1512" calcext:value-type="float">
            <text:p>82.2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24-05-24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1472" calcext:value-type="float">
            <text:p>81.8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24-04-10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47944" calcext:value-type="float">
            <text:p>81.8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24-01-24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67984" calcext:value-type="float">
            <text:p>82.1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23-11-14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20968" calcext:value-type="float">
            <text:p>82.4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23-09-15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03264" calcext:value-type="float">
            <text:p>82.5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23-06-30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42304" calcext:value-type="float">
            <text:p>82.4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23-04-27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1136" calcext:value-type="float">
            <text:p>82.2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23-03-21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4872" calcext:value-type="float">
            <text:p>82.4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23-01-27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77" calcext:value-type="float">
            <text:p>82.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22-11-17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1416" calcext:value-type="float">
            <text:p>82.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22-09-22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78168" calcext:value-type="float">
            <text:p>82.8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22-06-09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5896" calcext:value-type="float">
            <text:p>82.2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22-04-25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4664" calcext:value-type="float">
            <text:p>82.2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22-03-16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52616" calcext:value-type="float">
            <text:p>82.6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22-01-25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0776" calcext:value-type="float">
            <text:p>83.1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21-11-17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8792" calcext:value-type="float">
            <text:p>83.2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21-09-29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0208" calcext:value-type="float">
            <text:p>83.9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21-06-25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9224" calcext:value-type="float">
            <text:p>82.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21-04-23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504" calcext:value-type="float">
            <text:p>82.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21-03-15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984" calcext:value-type="float">
            <text:p>82.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20-12-15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12864" calcext:value-type="float">
            <text:p>83.1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20-09-30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3928" calcext:value-type="float">
            <text:p>83.2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20-08-25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184" calcext:value-type="float">
            <text:p>83.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20-06-15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9232" calcext:value-type="float">
            <text:p>83.0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20-04-27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52616" calcext:value-type="float">
            <text:p>82.6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20-02-21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59296" calcext:value-type="float">
            <text:p>82.7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20-01-10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0528" calcext:value-type="float">
            <text:p>82.7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19-11-15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3912" calcext:value-type="float">
            <text:p>82.3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19-09-13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2808" calcext:value-type="float">
            <text:p>81.9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19-06-19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2288" calcext:value-type="float">
            <text:p>81.5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19-04-09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72456" calcext:value-type="float">
            <text:p>81.3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19-02-19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9072" calcext:value-type="float">
            <text:p>81.7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18-11-19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4584" calcext:value-type="float">
            <text:p>81.6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18-09-20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1952" calcext:value-type="float">
            <text:p>81.9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18-07-11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2432" calcext:value-type="float">
            <text:p>81.9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18-06-05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0576" calcext:value-type="float">
            <text:p>81.5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18-04-20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4104" calcext:value-type="float">
            <text:p>81.6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18-01-24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7736" calcext:value-type="float">
            <text:p>81.7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17-12-04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5544" calcext:value-type="float">
            <text:p>81.6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17-09-08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7256" calcext:value-type="float">
            <text:p>81.6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17-06-21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7424" calcext:value-type="float">
            <text:p>81.4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17-04-19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352" calcext:value-type="float">
            <text:p>81.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17-03-09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8216" calcext:value-type="float">
            <text:p>81.7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16-12-20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6336" calcext:value-type="float">
            <text:p>81.9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16-11-07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99888" calcext:value-type="float">
            <text:p>81.3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16-10-03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3416" calcext:value-type="float">
            <text:p>81.4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16-06-08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17592" calcext:value-type="float">
            <text:p>81.3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16-04-1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8592" calcext:value-type="float">
            <text:p>81.6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16-03-02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0344" calcext:value-type="float">
            <text:p>82.0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15-12-16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88736" calcext:value-type="float">
            <text:p>82.0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15-10-22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0072" calcext:value-type="float">
            <text:p>82.1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15-09-11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46064" calcext:value-type="float">
            <text:p>82.0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15-06-30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832" calcext:value-type="float">
            <text:p>81.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15-04-21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17464" calcext:value-type="float">
            <text:p>81.8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15-03-13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67984" calcext:value-type="float">
            <text:p>82.1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14-12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34456" calcext:value-type="float">
            <text:p>82.1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14-11-12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198" calcext:value-type="float">
            <text:p>82.2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14-09-12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932" calcext:value-type="float">
            <text:p>82.1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14-06-17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3288" calcext:value-type="float">
            <text:p>81.9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14-04-02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55792" calcext:value-type="float">
            <text:p>82.1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14-02-2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552" calcext:value-type="float">
            <text:p>82.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13-12-20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0696" calcext:value-type="float">
            <text:p>82.5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13-11-08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94" calcext:value-type="float">
            <text:p>82.8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13-09-23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6664" calcext:value-type="float">
            <text:p>83.0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13-07-10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044" calcext:value-type="float">
            <text:p>83.5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13-04-01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7768" calcext:value-type="float">
            <text:p>83.4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13-02-04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1816" calcext:value-type="float">
            <text:p>83.8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12-12-19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4864" calcext:value-type="float">
            <text:p>83.8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12-11-05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9832" calcext:value-type="float">
            <text:p>83.9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12-09-14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8496" calcext:value-type="float">
            <text:p>83.9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12-06-26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6976" calcext:value-type="float">
            <text:p>83.2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12-04-11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704" calcext:value-type="float">
            <text:p>82.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12-02-23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61048" calcext:value-type="float">
            <text:p>83.0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11-12-14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6872" calcext:value-type="float">
            <text:p>83.1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11-11-10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6872" calcext:value-type="float">
            <text:p>83.1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11-09-16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9544" calcext:value-type="float">
            <text:p>83.2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11-06-15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848" calcext:value-type="float">
            <text:p>83.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11-05-06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61048" calcext:value-type="float">
            <text:p>83.0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11-03-18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2152" calcext:value-type="float">
            <text:p>83.5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10-12-29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3504" calcext:value-type="float">
            <text:p>84.4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10-11-12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9724" calcext:value-type="float">
            <text:p>84.5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10-09-23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9952" calcext:value-type="float">
            <text:p>84.9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10-06-0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3504" calcext:value-type="float">
            <text:p>84.4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10-04-07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628" calcext:value-type="float">
            <text:p>84.5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10-03-05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7072" calcext:value-type="float">
            <text:p>84.7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9-12-18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2704" calcext:value-type="float">
            <text:p>85.6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9-11-06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8696" calcext:value-type="float">
            <text:p>85.5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9-09-16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92056" calcext:value-type="float">
            <text:p>85.7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9-06-24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62744" calcext:value-type="float">
            <text:p>85.9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9-04-2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9-02-0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4952" calcext:value-type="float">
            <text:p>86.8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8-12-29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1256" calcext:value-type="float">
            <text:p>87.0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8-11-12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2904" calcext:value-type="float">
            <text:p>87.2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8-09-04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5992" calcext:value-type="float">
            <text:p>87.5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8-06-18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0752" calcext:value-type="float">
            <text:p>87.5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8-04-17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5512" calcext:value-type="float">
            <text:p>87.5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8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92128" calcext:value-type="float">
            <text:p>87.8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8-01-3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152" calcext:value-type="float">
            <text:p>88.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7-10-31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5688" calcext:value-type="float">
            <text:p>89.7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7-09-21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01672" calcext:value-type="float">
            <text:p>91.1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7-07-03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5224" calcext:value-type="float">
            <text:p>90.5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7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0408" calcext:value-type="float">
            <text:p>89.3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7-03-05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1472" calcext:value-type="float">
            <text:p>89.5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6-11-30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2936" calcext:value-type="float">
            <text:p>89.0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6-09-22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9384" calcext:value-type="float">
            <text:p>89.5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6-08-09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2896" calcext:value-type="float">
            <text:p>88.7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6-05-19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4656" calcext:value-type="float">
            <text:p>87.5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6-03-16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176" calcext:value-type="float">
            <text:p>86.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6-01-26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9336" calcext:value-type="float">
            <text:p>86.8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5-12-20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2228" calcext:value-type="float">
            <text:p>86.8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5-12-01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8856" calcext:value-type="float">
            <text:p>86.8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5-09-22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02568" calcext:value-type="float">
            <text:p>87.6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5-07-29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1568" calcext:value-type="float">
            <text:p>87.2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5-05-11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9424" calcext:value-type="float">
            <text:p>86.0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5-03-31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27464" calcext:value-type="float">
            <text:p>85.6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5-01-1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3168" calcext:value-type="float">
            <text:p>85.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4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9944" calcext:value-type="float">
            <text:p>86.4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4-08-06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4184" calcext:value-type="float">
            <text:p>86.0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4-05-27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6984" calcext:value-type="float">
            <text:p>85.5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4-04-08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0328" calcext:value-type="float">
            <text:p>84.9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4-01-22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5864" calcext:value-type="float">
            <text:p>84.2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3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384" calcext:value-type="float">
            <text:p>84.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3-10-31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2232" calcext:value-type="float">
            <text:p>84.1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3-09-16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9936" calcext:value-type="float">
            <text:p>84.0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3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9416" calcext:value-type="float">
            <text:p>83.7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3-05-20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4344" calcext:value-type="float">
            <text:p>83.5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3-04-02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1672" calcext:value-type="float">
            <text:p>83.4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3-03-2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2904" calcext:value-type="float">
            <text:p>83.4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3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2088" calcext:value-type="float">
            <text:p>83.7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2-12-19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3424" calcext:value-type="float">
            <text:p>83.7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2-11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2024" calcext:value-type="float">
            <text:p>84.0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2-09-25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2856" calcext:value-type="float">
            <text:p>84.5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2-09-18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9704" calcext:value-type="float">
            <text:p>84.4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2-07-31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9184" calcext:value-type="float">
            <text:p>84.1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2-06-2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8896" calcext:value-type="float">
            <text:p>83.3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2-05-09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5936" calcext:value-type="float">
            <text:p>82.5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2-03-26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9424" calcext:value-type="float">
            <text:p>82.2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2-02-26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8568" calcext:value-type="float">
            <text:p>82.2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2-01-3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88736" calcext:value-type="float">
            <text:p>82.0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1-12-19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26" calcext:value-type="float">
            <text:p>81.7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1-11-16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0784" calcext:value-type="float">
            <text:p>81.7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1-10-11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37504" calcext:value-type="float">
            <text:p>82.1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1-10-09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5884" calcext:value-type="float">
            <text:p>82.1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1-08-23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5248" calcext:value-type="float">
            <text:p>82.3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1-07-1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88608" calcext:value-type="float">
            <text:p>82.5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1-06-21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9736" calcext:value-type="float">
            <text:p>82.4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1-05-2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46648" calcext:value-type="float">
            <text:p>82.1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1-04-12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968" calcext:value-type="float">
            <text:p>81.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1-03-16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45608" calcext:value-type="float">
            <text:p>81.4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1-02-06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7424" calcext:value-type="float">
            <text:p>81.4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1-01-12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9136" calcext:value-type="float">
            <text:p>81.4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0-12-19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11496" calcext:value-type="float">
            <text:p>81.3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0-11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9992" calcext:value-type="float">
            <text:p>81.4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0-10-0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8696" calcext:value-type="float">
            <text:p>81.7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0-08-3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9448" calcext:value-type="float">
            <text:p>81.6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0-07-28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02" calcext:value-type="float">
            <text:p>81.6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0-06-21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9992" calcext:value-type="float">
            <text:p>81.4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0-05-24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77384" calcext:value-type="float">
            <text:p>81.1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0-04-19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9392" calcext:value-type="float">
            <text:p>80.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0-03-0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01768" calcext:value-type="float">
            <text:p>81.2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2000-02-03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6944" calcext:value-type="float">
            <text:p>81.4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1999-12-29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5232" calcext:value-type="float">
            <text:p>81.4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1999-11-0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7736" calcext:value-type="float">
            <text:p>81.7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1999-09-03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0448" calcext:value-type="float">
            <text:p>82.0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1999-08-05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64808" calcext:value-type="float">
            <text:p>82.6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1999-07-20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4664" calcext:value-type="float">
            <text:p>82.2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1999-06-16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928" calcext:value-type="float">
            <text:p>81.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1999-05-05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5384" calcext:value-type="float">
            <text:p>80.4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1999-03-18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42816" calcext:value-type="float">
            <text:p>80.4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1999-02-24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9016" calcext:value-type="float">
            <text:p>80.5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1999-01-25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9224" calcext:value-type="float">
            <text:p>80.6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1998-12-1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92624" calcext:value-type="float">
            <text:p>81.1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1998-10-16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0264" calcext:value-type="float">
            <text:p>81.3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1998-10-01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3588" calcext:value-type="float">
            <text:p>81.3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1998-09-16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5112" calcext:value-type="float">
            <text:p>81.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1998-08-07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39056" calcext:value-type="float">
            <text:p>80.8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1998-07-14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6848" calcext:value-type="float">
            <text:p>79.9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1998-07-01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9416" calcext:value-type="float">
            <text:p>79.9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1998-02-26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0544" calcext:value-type="float">
            <text:p>79.7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1998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0168" calcext:value-type="float">
            <text:p>79.8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1998-01-09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2464" calcext:value-type="float">
            <text:p>79.9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199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05656" calcext:value-type="float">
            <text:p>80.3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199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3928" calcext:value-type="float">
            <text:p>79.4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1997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184" calcext:value-type="float">
            <text:p>79.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1997-09-29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5096" calcext:value-type="float">
            <text:p>79.6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1997-08-14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21608" calcext:value-type="float">
            <text:p>79.9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1997-07-23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4472" calcext:value-type="float">
            <text:p>79.2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1997-03-31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0336" calcext:value-type="float">
            <text:p>79.6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1996-12-20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83736" calcext:value-type="float">
            <text:p>80.1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1996-11-27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4424" calcext:value-type="float">
            <text:p>80.3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1996-11-18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148" calcext:value-type="float">
            <text:p>80.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1996-11-07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18432" calcext:value-type="float">
            <text:p>80.4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1996-08-28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98264" calcext:value-type="float">
            <text:p>80.5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709077061002</text:p>
          </table:table-cell>
          <table:table-cell office:value-type="string" calcext:value-type="string">
            <text:p>CH Bc <text:s/>81</text:p>
          </table:table-cell>
          <table:table-cell office:value-type="string" calcext:value-type="string">
            <text:p>1990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6" meta:object-count="0"/>
    <meta:user-defined meta:name="AppVersion">3.0</meta:user-defined>
  </office:meta>
</office:document-meta>
</file>